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text:list-style style:name="L1">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aktorIPS Kurzbeschreibung</text:h>
      <text:p text:style-name="Standard">FaktorIPS ist ein OpenSource-Werkzeug zur modellgetriebenen Entwicklung versicherungsfachlicher System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text:p>
      <text:p text:style-name="Standard">Ergänzt wird dies um die Möglichkeit fachliche Testfälle zu verwalten und auszuführen.</text:p>
      <text:p text:style-name="Standard"/>
      <text:p text:style-name="Standard">Technisch basiert FaktorIPS auf der Eclipse Plattform (www.eclipse.org). Die Modellierung und die Produktdefinition werden durch eigene Views, Editoren und Perspektiven unterstützt. Aus dem Modell und der Produktdefinition wird durch Codegeneratoren Java Sourcecode erstellt. Die generierten Javaklassen sind auf jeder JVM (1.4 und höher) ausführbar. Damit können sie direkt in allen gängigen J2EE Architekturen verwendet werden und laufen ohne Anpassung auf allen Plattformen, auf denen eine JRE zur Verfügung steht. In andere Umgebungen können sie über die Protokolle JNI und SOAP oder über Webservices eingebunden werden.</text:p>
      <text:p text:style-name="Standard"/>
      <text:p text:style-name="Standard">FaktorIPS kann in den folgenden zwei Szenarien eingesetzt werden:</text:p>
      <text:p text:style-name="Standard"/>
      <text:list text:style-name="L1">
        <text:list-item>
          <text:p text:style-name="P1">Entwicklung eines zentralen Produktservers <text:line-break/>In diesem Fall wird FaktorIPS einerseits zur Modellierung des Produkt&amp;Vertragsmodells verwendet. In dem generierten Sourcecode werden produktspezifische Methoden wie Berechnungen und Prüfungen direkt in Java realisiert. Andererseits werden über die Perspektive zur Produktdefinition die Produktinformationen verwaltet. <text:line-break/></text:p>
        </text:list-item>
        <text:list-item>
          <text:p text:style-name="P1">Entwicklung eines neuen versicherungsfachlichen Systemes<text:line-break/>Hier wird FaktorIPS unmittelbar zur Modellierung der Geschäftsobjekte des Systems (Police, Vertrag, Angebot, etc.) inklusive der Produktklassen verwendet. In dem generierten Sourcecode wird die Geschäftslogik des Systems inklusive der Produktlogik implementiert. Über die Perspektive zur Produktdefinition werden die Produktinformationen verwaltet.</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8-12T15:18:51</meta:creation-date>
    <dc:creator>Jan Ortmann</dc:creator>
    <dc:date>2006-08-12T15:51:41</dc:date>
    <dc:language>de-DE</dc:language>
    <meta:editing-cycles>5</meta:editing-cycles>
    <meta:editing-duration>PT32M50S</meta:editing-duration>
    <meta:user-defined meta:name="Info 1"/>
    <meta:user-defined meta:name="Info 2"/>
    <meta:user-defined meta:name="Info 3"/>
    <meta:user-defined meta:name="Info 4"/>
    <meta:document-statistic meta:table-count="0" meta:image-count="0" meta:object-count="0" meta:page-count="1" meta:paragraph-count="7" meta:word-count="245" meta:character-count="2004"/>
  </office:meta>
</office:document-meta>
</file>